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1cm"/>
    </style:style>
    <style:style style:name="co2" style:family="table-column">
      <style:table-column-properties fo:break-before="auto" style:column-width="7.066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5.939cm"/>
    </style:style>
    <style:style style:name="co7" style:family="table-column">
      <style:table-column-properties fo:break-before="auto" style:column-width="4.367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35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umber Anchors</text:p>
          </table:table-cell>
          <table:table-cell office:value-type="string">
            <text:p>Max Random Time Between Transmisions</text:p>
          </table:table-cell>
          <table:table-cell office:value-type="string">
            <text:p>Average Packets received by Node</text:p>
          </table:table-cell>
          <table:table-cell office:value-type="string">
            <text:p>Desviación tipica paquetes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 ms</text:p>
          </table:table-cell>
          <table:table-cell office:value-type="float" office:value="8.016">
            <text:p>8,016</text:p>
          </table:table-cell>
          <table:table-cell office:value-type="float" office:value="2.42069081049191">
            <text:p>2,42069081049191</text:p>
          </table:table-cell>
          <table:table-cell table:formula="of:=CONFIDENCE(0.05;[.D2];1000)" office:value-type="float" office:value="0.150033213908819">
            <text:p>0,150033213908819</text:p>
          </table:table-cell>
          <table:table-cell table:formula="of:=[.C2]-[.E2]" office:value-type="float" office:value="7.86596678609118">
            <text:p>7,86596678609118</text:p>
          </table:table-cell>
          <table:table-cell table:formula="of:=[.C2]+[.E2]" office:value-type="float" office:value="8.16603321390882">
            <text:p>8,1660332139088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 ms</text:p>
          </table:table-cell>
          <table:table-cell table:style-name="ce2" office:value-type="float" office:value="11.002">
            <text:p>11,002</text:p>
          </table:table-cell>
          <table:table-cell table:style-name="ce2" office:value-type="float" office:value="2.70739653541922">
            <text:p>2,70739653541922</text:p>
          </table:table-cell>
          <table:table-cell table:formula="of:=CONFIDENCE(0.05;[.D3];1000)" office:value-type="float" office:value="0.167803092313141">
            <text:p>0,167803092313141</text:p>
          </table:table-cell>
          <table:table-cell table:formula="of:=[.C3]-[.E3]" office:value-type="float" office:value="10.8341969076869">
            <text:p>10,8341969076869</text:p>
          </table:table-cell>
          <table:table-cell table:formula="of:=[.C3]+[.E3]" office:value-type="float" office:value="11.1698030923131">
            <text:p>11,1698030923131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 ms</text:p>
          </table:table-cell>
          <table:table-cell office:value-type="float" office:value="12.917">
            <text:p>12,917</text:p>
          </table:table-cell>
          <table:table-cell office:value-type="float" office:value="2.85448962163116">
            <text:p>2,85448962163116</text:p>
          </table:table-cell>
          <table:table-cell table:formula="of:=CONFIDENCE(0.05;[.D4];1000)" office:value-type="float" office:value="0.176919848725192">
            <text:p>0,176919848725192</text:p>
          </table:table-cell>
          <table:table-cell table:formula="of:=[.C4]-[.E4]" office:value-type="float" office:value="12.7400801512748">
            <text:p>12,7400801512748</text:p>
          </table:table-cell>
          <table:table-cell table:formula="of:=[.C4]+[.E4]" office:value-type="float" office:value="13.0939198487252">
            <text:p>13,093919848725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4 ms</text:p>
          </table:table-cell>
          <table:table-cell office:value-type="float" office:value="14.5">
            <text:p>14,5</text:p>
          </table:table-cell>
          <table:table-cell office:value-type="float" office:value="2.91410363576864">
            <text:p>2,91410363576864</text:p>
          </table:table-cell>
          <table:table-cell table:formula="of:=CONFIDENCE(0.05;[.D5];1000)" office:value-type="float" office:value="0.180614695707006">
            <text:p>0,180614695707006</text:p>
          </table:table-cell>
          <table:table-cell table:formula="of:=[.C5]-[.E5]" office:value-type="float" office:value="14.319385304293">
            <text:p>14,319385304293</text:p>
          </table:table-cell>
          <table:table-cell table:formula="of:=[.C5]+[.E5]" office:value-type="float" office:value="14.680614695707">
            <text:p>14,680614695707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5 ms</text:p>
          </table:table-cell>
          <table:table-cell office:value-type="float" office:value="15.304">
            <text:p>15,304</text:p>
          </table:table-cell>
          <table:table-cell office:value-type="float" office:value="2.80741589366449">
            <text:p>2,80741589366449</text:p>
          </table:table-cell>
          <table:table-cell table:formula="of:=CONFIDENCE(0.05;[.D6];1000)" office:value-type="float" office:value="0.174002242450612">
            <text:p>0,174002242450612</text:p>
          </table:table-cell>
          <table:table-cell table:formula="of:=[.C6]-[.E6]" office:value-type="float" office:value="15.1299977575494">
            <text:p>15,1299977575494</text:p>
          </table:table-cell>
          <table:table-cell table:formula="of:=[.C6]+[.E6]" office:value-type="float" office:value="15.4780022424506">
            <text:p>15,478002242450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6 ms</text:p>
          </table:table-cell>
          <table:table-cell office:value-type="float" office:value="16.305">
            <text:p>16,305</text:p>
          </table:table-cell>
          <table:table-cell office:value-type="float" office:value="2.93427589023255">
            <text:p>2,93427589023255</text:p>
          </table:table-cell>
          <table:table-cell table:formula="of:=CONFIDENCE(0.05;[.D7];1000)" office:value-type="float" office:value="0.181864962017718">
            <text:p>0,181864962017718</text:p>
          </table:table-cell>
          <table:table-cell table:formula="of:=[.C7]-[.E7]" office:value-type="float" office:value="16.1231350379823">
            <text:p>16,1231350379823</text:p>
          </table:table-cell>
          <table:table-cell table:formula="of:=[.C7]+[.E7]" office:value-type="float" office:value="16.4868649620177">
            <text:p>16,4868649620177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 ms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8 ms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9 ms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0 ms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1 ms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2 ms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>
            <draw:frame table:end-cell-address="Sheet1.G50" table:end-x="1.451cm" table:end-y="0.427cm" draw:z-index="0" draw:style-name="gr1" svg:width="27.582cm" svg:height="14.502cm" svg:x="1.443cm" svg:y="0.321cm">
              <draw:object draw:notify-on-update-of-ranges="Sheet1.B1:Sheet1.B1 Sheet1.B2:Sheet1.B7 Sheet1.C1:Sheet1.C1 Sheet1.C2:Sheet1.C7 Sheet1.G1:Sheet1.G1 Sheet1.G2:Sheet1.G7 Sheet1.F1:Sheet1.F1 Sheet1.F2:Sheet1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048557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3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3T13:23:15</dc:date>
    <dc:creator>entcpi </dc:creator>
    <meta:generator>OpenOffice.org/3.2$Linux OpenOffice.org_project/320m12$Build-9483</meta:generator>
    <meta:editing-duration>PT01H43M38S</meta:editing-duration>
    <meta:editing-cycles>10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symbol-type="automatic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2pt" style:font-size-asian="8pt" style:font-size-complex="8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7" chart:maximum="17" chart:origin="0" chart:interval-major="1" chart:reverse-direction="false" text:line-break="false" chart:axis-position="1"/>
      <style:graphic-properties svg:stroke-width="0.09cm" svg:stroke-color="#ff420e"/>
      <style:text-properties fo:color="#ff420e" fo:font-size="12pt" fo:font-weight="bold" style:font-size-asian="8pt" style:font-size-complex="8pt"/>
    </style:style>
    <style:style style:name="ch6" style:family="chart">
      <style:chart-properties style:rotation-angle="90"/>
      <style:text-properties fo:color="#ff420e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fals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83cm" svg:height="14.503cm" xlink:href=".." chart:class="chart:line" chart:column-mapping="0 2 1" chart:style-name="ch1">
        <chart:plot-area chart:style-name="ch2" table:cell-range-address="Sheet1.B1:Sheet1.C7 Sheet1.F1:Sheet1.G7" chart:data-source-has-labels="both" svg:x="0.441cm" svg:y="0.445cm" svg:width="25.053cm" svg:height="13.635cm">
          <chart:axis chart:dimension="x" chart:name="primary-x" chart:style-name="ch3">
            <chart:title svg:x="9.298cm" svg:y="13.719cm" chart:style-name="ch4">
              <text:p>Max Random Time between transmissions</text:p>
            </chart:title>
            <chart:categories table:cell-range-address="Sheet1.B2:Sheet1.B7"/>
          </chart:axis>
          <chart:axis chart:dimension="y" chart:name="primary-y" chart:style-name="ch5">
            <chart:title svg:x="0.368cm" svg:y="8.293cm" chart:style-name="ch6">
              <text:p>Received Packet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C2:Sheet1.C7" chart:label-cell-address="Sheet1.C1:Sheet1.C1" chart:class="chart:line">
            <chart:data-point chart:repeated="6"/>
          </chart:series>
          <chart:series chart:attached-axis="primary-y" chart:style-name="ch10" chart:values-cell-range-address="Sheet1.G2:Sheet1.G7" chart:label-cell-address="Sheet1.G1:Sheet1.G1" chart:class="chart:line">
            <chart:data-point chart:repeated="6"/>
          </chart:series>
          <chart:series chart:attached-axis="primary-y" chart:style-name="ch10" chart:values-cell-range-address="Sheet1.F2:Sheet1.F7" chart:label-cell-address="Sheet1.F1:Sheet1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Average Packets received by Node</text:p>
              </table:table-cell>
              <table:table-cell office:value-type="string">
                <text:p text:id="Sheet1.G1:Sheet1.G1">Interval 2</text:p>
              </table:table-cell>
              <table:table-cell office:value-type="string">
                <text:p text:id="Sheet1.F1:Sheet1.F1">Interval 1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7">1 ms</text:p>
              </table:table-cell>
              <table:table-cell office:value-type="float" office:value="8.016">
                <text:p text:id="Sheet1.C2:Sheet1.C7">8.016</text:p>
              </table:table-cell>
              <table:table-cell office:value-type="float" office:value="8.16603321390882">
                <text:p text:id="Sheet1.G2:Sheet1.G7">8.16603321390882</text:p>
              </table:table-cell>
              <table:table-cell office:value-type="float" office:value="7.86596678609118">
                <text:p text:id="Sheet1.F2:Sheet1.F7">7.86596678609118</text:p>
              </table:table-cell>
            </table:table-row>
            <table:table-row>
              <table:table-cell office:value-type="string">
                <text:p>2 ms</text:p>
              </table:table-cell>
              <table:table-cell office:value-type="float" office:value="11.002">
                <text:p>11.002</text:p>
              </table:table-cell>
              <table:table-cell office:value-type="float" office:value="11.1698030923131">
                <text:p>11.1698030923131</text:p>
              </table:table-cell>
              <table:table-cell office:value-type="float" office:value="10.8341969076869">
                <text:p>10.8341969076869</text:p>
              </table:table-cell>
            </table:table-row>
            <table:table-row>
              <table:table-cell office:value-type="string">
                <text:p>3 ms</text:p>
              </table:table-cell>
              <table:table-cell office:value-type="float" office:value="12.917">
                <text:p>12.917</text:p>
              </table:table-cell>
              <table:table-cell office:value-type="float" office:value="13.0939198487252">
                <text:p>13.0939198487252</text:p>
              </table:table-cell>
              <table:table-cell office:value-type="float" office:value="12.7400801512748">
                <text:p>12.7400801512748</text:p>
              </table:table-cell>
            </table:table-row>
            <table:table-row>
              <table:table-cell office:value-type="string">
                <text:p>4 ms</text:p>
              </table:table-cell>
              <table:table-cell office:value-type="float" office:value="14.5">
                <text:p>14.5</text:p>
              </table:table-cell>
              <table:table-cell office:value-type="float" office:value="14.680614695707">
                <text:p>14.680614695707</text:p>
              </table:table-cell>
              <table:table-cell office:value-type="float" office:value="14.319385304293">
                <text:p>14.319385304293</text:p>
              </table:table-cell>
            </table:table-row>
            <table:table-row>
              <table:table-cell office:value-type="string">
                <text:p>5 ms</text:p>
              </table:table-cell>
              <table:table-cell office:value-type="float" office:value="15.304">
                <text:p>15.304</text:p>
              </table:table-cell>
              <table:table-cell office:value-type="float" office:value="15.4780022424506">
                <text:p>15.4780022424506</text:p>
              </table:table-cell>
              <table:table-cell office:value-type="float" office:value="15.1299977575494">
                <text:p>15.1299977575494</text:p>
              </table:table-cell>
            </table:table-row>
            <table:table-row>
              <table:table-cell office:value-type="string">
                <text:p>6 ms</text:p>
              </table:table-cell>
              <table:table-cell office:value-type="float" office:value="16.305">
                <text:p>16.305</text:p>
              </table:table-cell>
              <table:table-cell office:value-type="float" office:value="16.4868649620177">
                <text:p>16.4868649620177</text:p>
              </table:table-cell>
              <table:table-cell office:value-type="float" office:value="16.1231350379823">
                <text:p>16.1231350379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